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24.01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83.99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85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UE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Rev Mother</text:p>
          </table:table-cell>
          <table:table-cell table:style-name="ce10" office:value-type="string" calcext:value-type="string">
            <text:p>Hubert</text:p>
          </table:table-cell>
          <table:table-cell table:style-name="ce10" office:value-type="string" calcext:value-type="string">
            <text:p>Robert Anne</text:p>
          </table:table-cell>
          <table:table-cell table:style-name="ce10" office:value-type="string" calcext:value-type="string">
            <text:p>Amnesia</text:p>
          </table:table-cell>
          <table:table-cell table:style-name="ce10" office:value-type="string" calcext:value-type="string">
            <text:p>Virgil</text:p>
          </table:table-cell>
          <table:table-cell table:style-name="ce13" office:value-type="string" calcext:value-type="string">
            <text:p>Leo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string" calcext:value-type="string">
            <text:p>Louise</text:p>
          </table:table-cell>
          <table:table-cell table:style-name="ce10" office:value-type="string" calcext:value-type="string">
            <text:p>Billy</text:p>
          </table:table-cell>
          <table:table-cell table:style-name="ce10" office:value-type="string" calcext:value-type="string">
            <text:p>Maria</text:p>
          </table:table-cell>
          <table:table-cell table:style-name="ce13" office:value-type="string" calcext:value-type="string">
            <text:p>Stage Mgr Camera</text:p>
          </table:table-cell>
          <table:table-cell table:style-name="ce13" office:value-type="string" calcext:value-type="string">
            <text:p>Stage Mgr Backstage</text:p>
          </table:table-cell>
          <table:table-cell table:style-name="ce10" table:number-columns-repeated="4"/>
          <table:table-cell table:style-name="ce10" office:value-type="string" calcext:value-type="string">
            <text:p>D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10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MIC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19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ACT 1</text:p>
          </table:table-cell>
          <table:table-cell table:style-name="ce10" table:number-columns-repeated="35"/>
          <table:table-cell table:number-columns-repeated="98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12" table:number-columns-repeated="16"/>
          <table:table-cell table:style-name="ce10"/>
          <table:table-cell table:style-name="ce12" table:number-columns-repeated="18"/>
          <table:table-cell table:number-columns-repeated="98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Top Of Show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Virgil "She's back to normal now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Stage Mgr enters with kid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The kid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Christmas Time is Nunsense Tim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Nutcracker/Joy to the World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Music ou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Amnesia enter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Secret Santa / We Wish You...</text:p>
          </table:table-cell>
          <table:table-cell table:style-name="ce11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Hubert enter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Amnesia &amp; Hubert exit</text:p>
          </table:table-cell>
          <table:table-cell table:style-name="ce11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Kids exit</text:p>
          </table:table-cell>
          <table:table-cell table:style-name="ce11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table:number-columns-repeated="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Reindeer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Blackou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Lights on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Amnesia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The Christmas Box</text:p>
          </table:table-cell>
          <table:table-cell table:style-name="ce11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8"/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Playoff: Christmas Box</text:p>
          </table:table-cell>
          <table:table-cell table:style-name="ce11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Santa Ain't Comin' To Our House</text:p>
          </table:table-cell>
          <table:table-cell table:style-name="ce11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string" calcext:value-type="string">
            <text:p>top of page</text:p>
          </table:table-cell>
          <table:table-cell table:style-name="ce11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style-name="ce11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middle of pag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 table:number-columns-repeated="12"/>
          <table:table-cell table:number-columns-repeated="98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Amnesia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The Wassail Song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Kid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Adults exi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17"/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spoken "Except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Robert Anne exit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Virgil exits, others enter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2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r. Julia enter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obert Ann enters</text:p>
          </table:table-cell>
          <table:table-cell table:style-name="ce11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Playoff: Julia's Theme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table:number-columns-repeated="2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Maria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utcracker chases Mouse King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/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Maria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Act 1 Finale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End of Act 1</text:p>
          </table:table-cell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2"/>
          <table:table-cell table:style-name="ce5" table:number-columns-repeated="2"/>
          <table:table-cell table:style-name="ce10" office:value-type="string" calcext:value-type="string">
            <text:p>ACT 2</text:p>
          </table:table-cell>
          <table:table-cell table:style-name="ce10" table:number-columns-repeated="17"/>
          <table:table-cell table:style-name="ce11" table:number-columns-repeated="18"/>
          <table:table-cell table:number-columns-repeated="98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op of Act 2 / 364 Day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End of 364 Day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esus Was Born in Brooklyn</text:p>
          </table:table-cell>
          <table:table-cell table:style-name="ce11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End of Jesus Was Born...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In the Conven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End of In the Convent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17"/>
          <table:table-cell table:number-columns-repeated="98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he Three King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"Scooby dooby...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he First Noel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Kids get zapped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Rev. Mother "...Bible Balls"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ll I Want for Christmas</text:p>
          </table:table-cell>
          <table:table-cell table:style-name="ce11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style-name="ce11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nd of All I Want for Christmas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14"/>
          <table:table-cell table:number-columns-repeated="98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Christmas Sing Along</text:p>
          </table:table-cell>
          <table:table-cell table:style-name="ce11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End of Christmas Sing Along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Virgil, run upstairs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Stage Mgr</text:p>
          </table:table-cell>
          <table:table-cell table:style-name="ce3" table:number-columns-repeated="10"/>
          <table:table-cell table:number-columns-repeated="98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Gloria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13"/>
          <table:table-cell table:number-columns-repeated="98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It's Better to Give</text:p>
          </table:table-cell>
          <table:table-cell table:style-name="ce11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11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15"/>
          <table:table-cell table:number-columns-repeated="98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prise: Christmas Time is...</text:p>
          </table:table-cell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1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table:number-columns-repeated="11"/>
          <table:table-cell table:number-columns-repeated="98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nd of Act 2</text:p>
          </table:table-cell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/>
          <table:table-cell table:style-name="ce6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6" table:number-columns-repeated="2"/>
          <table:table-cell table:style-name="ce3" table:number-columns-repeated="16"/>
          <table:table-cell table:number-columns-repeated="98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2" table:number-rows-repeated="3">
          <table:table-cell table:style-name="ce3" table:number-columns-repeated="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2" table:number-rows-repeated="911">
          <table:table-cell table:style-name="ce3" table:number-columns-repeated="3"/>
          <table:table-cell table:style-name="ce11"/>
          <table:table-cell table:style-name="ce3" table:number-columns-repeated="16"/>
          <table:table-cell table:style-name="ce11"/>
          <table:table-cell table:style-name="ce3" table:number-columns-repeated="18"/>
          <table:table-cell table:number-columns-repeated="98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3" meta:object-count="0"/>
    <meta:generator>LibreOfficeDev/5.1.0.3$Linux_X86_64 LibreOffice_project/</meta:generator>
  </office:meta>
</office:document-meta>
</file>